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136000001B67836C4F6BFCF9B44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2084b0" officeooo:paragraph-rsid="002084b0"/>
    </style:style>
    <style:style style:name="P2" style:family="paragraph" style:parent-style-name="Standard">
      <style:paragraph-properties fo:text-align="justify" style:justify-single-word="false"/>
      <style:text-properties officeooo:paragraph-rsid="00271e4d"/>
    </style:style>
    <style:style style:name="P3" style:family="paragraph" style:parent-style-name="Text_20_body">
      <style:paragraph-properties fo:text-align="justify" style:justify-single-word="false"/>
      <style:text-properties officeooo:paragraph-rsid="00271e4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9cbe4" officeooo:paragraph-rsid="0029cbe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2pt" officeooo:rsid="002084b0" officeooo:paragraph-rsid="002084b0" style:font-size-asian="12pt" style:font-size-complex="12pt"/>
    </style:style>
    <style:style style:name="P6" style:family="paragraph" style:parent-style-name="Normal_20__28_Web_29_">
      <style:paragraph-properties fo:margin-top="0.494cm" fo:margin-bottom="0.494cm" style:contextual-spacing="false"/>
      <style:text-properties style:font-name="Liberation Serif" fo:font-size="12pt" officeooo:rsid="0029cbe4" officeooo:paragraph-rsid="0029cbe4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paragraph-rsid="00271e4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officeooo:paragraph-rsid="002d264f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2pt" officeooo:paragraph-rsid="002084b0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2d264f"/>
    </style:style>
    <style:style style:name="P11" style:family="paragraph" style:parent-style-name="Text_20_body">
      <style:paragraph-properties fo:margin-left="0cm" fo:margin-right="0cm" fo:margin-top="0.494cm" fo:margin-bottom="0.494cm" style:contextual-spacing="false" fo:text-align="justify" style:justify-single-word="false" fo:text-indent="0cm" style:auto-text-indent="false"/>
      <style:text-properties officeooo:paragraph-rsid="0029cbe4"/>
    </style:style>
    <style:style style:name="P12" style:family="paragraph" style:parent-style-name="Text_20_body">
      <style:paragraph-properties fo:margin-left="0cm" fo:margin-right="0cm" fo:margin-top="0.494cm" fo:margin-bottom="0.494cm" style:contextual-spacing="false" fo:text-align="justify" style:justify-single-word="false" fo:text-indent="1.27cm" style:auto-text-indent="false"/>
      <style:text-properties style:font-name="Liberation Serif" fo:font-size="12pt" officeooo:paragraph-rsid="0029cbe4" style:font-size-asian="12pt" style:font-size-complex="12pt"/>
    </style:style>
    <style:style style:name="P13" style:family="paragraph" style:parent-style-name="Text_20_body">
      <style:paragraph-properties fo:margin-left="0cm" fo:margin-right="0cm" fo:margin-top="0.494cm" fo:margin-bottom="0.494cm" style:contextual-spacing="false" fo:text-align="justify" style:justify-single-word="false" fo:text-indent="1.27cm" style:auto-text-indent="false"/>
      <style:text-properties style:font-name="Liberation Serif" fo:font-size="12pt" officeooo:paragraph-rsid="002d264f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85f9c" style:font-size-asian="8pt" style:font-size-complex="8pt"/>
    </style:style>
    <style:style style:name="T3" style:family="text">
      <style:text-properties fo:font-size="8pt" style:font-name-asian="Times New Roman" style:font-size-asian="8pt" style:font-size-complex="8pt"/>
    </style:style>
    <style:style style:name="T4" style:family="text">
      <style:text-properties officeooo:rsid="00271e4d"/>
    </style:style>
    <style:style style:name="T5" style:family="text">
      <style:text-properties officeooo:rsid="0029cbe4"/>
    </style:style>
    <style:style style:name="T6" style:family="text">
      <style:text-properties officeooo:rsid="002d264f"/>
    </style:style>
    <style:style style:name="T7" style:family="text">
      <style:text-properties style:font-name="Liberation Serif" fo:font-size="12pt" officeooo:rsid="0029cbe4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4">DECLARAÇÃO</text:p>
      <text:p text:style-name="P1"/>
      <text:p text:style-name="P1"/>
      <text:p text:style-name="P1"/>
      <text:p text:style-name="P5">Goiânia, <text:span text:style-name="T6">09</text:span> <text:span text:style-name="T5">de </text:span><text:span text:style-name="T6">Abril</text:span><text:span text:style-name="T5"> de</text:span> 202<text:span text:style-name="T4">4</text:span></text:p>
      <text:p text:style-name="P5"/>
      <text:p text:style-name="P9"/>
      <text:p text:style-name="P6">À <text:span text:style-name="T6">CAPES</text:span></text:p>
      <text:p text:style-name="P13">Declaro que o Sr. Thiago Henrique Moreira, estudante de doutoramento sob minha supervisão, tem previsão de defesa de tese para o dia 07/03/2026. Em seu projeto de pesquisa o Sr. Thiago estuda como a decoerência causada por um campo gravitacional quântico afeta a definição de sistemas de referência e o princípio da equivalência, além de buscar uma descrição termodinâmica neste contexto, usando a teoria de informação como ferramenta básica.</text:p>
      <text:p text:style-name="P13">O Prof. Lukasz Rudnicki, proposto supervisor no exterior, é um conhecido especialista em teoria de informação, incluindo aplicações em teorias de campo, sistemas quânticos relativísticos e termodinâmica. Além disso, a Universidade de Gdansk é reconhecidamente um centro de excelência neste campo de pesquisa, contando com diversos pesquisadores na área. Portanto, o Prof. Rudnicki, e a Universidade de Gdanski, é a escolha ideal para o estágio aqui proposto que, com certeza, será de fundamental importância não somente para o desenvolvimento da tese do Sr. Thiago, mas como também em seu treinamento como pesquisador independente.</text:p>
      <text:p text:style-name="P13">Ressalto que o Prof. Rudnicki e eu já mantemos <text:span text:style-name="T6">ativa</text:span> colaboração científica que já conta com um artigo <text:span text:style-name="T6">publicado</text:span> e mais <text:span text:style-name="T6">dois</text:span> em andamento. No segundo semestre de 202<text:span text:style-name="T6">4</text:span> está prevista uma visita minha ao Prof. Rudnicki. A estadia do Sr. Thiago em Gdansk está prevista para o período <text:span text:style-name="T6">entre</text:span> 11/2024 <text:span text:style-name="T6">e </text:span>04/2025.</text:p>
      <text:p text:style-name="P12">Por favor, não hesite em me contatar caso qualquer informação adicional seja necessária.</text:p>
      <text:p text:style-name="P11"><text:span text:style-name="T7">Saudações cordiais,</text:span></text:p>
      <text:p text:style-name="P8"/>
      <text:p text:style-name="P10">_________________________________</text:p>
      <text:p text:style-name="P7">Prof. <text:s/>Lucas Chibebe Céleri</text:p>
      <text:p text:style-name="P2">_____________________________________________________________________</text:p>
      <text:p text:style-name="P2"><text:span text:style-name="T1">Physics Institute, Federal University of Goiás - </text:span><text:span text:style-name="T3">Campus Samambaia - POBOX 131 - 74001-970 </text:span></text:p>
      <text:p text:style-name="P2"><text:span text:style-name="T3">Goiânia-GO – Brazil. <text:s/></text:span><text:span text:style-name="T1">Phone: </text:span><text:span text:style-name="T3">+55 (62) 3521-1122 (R. 230)</text:span></text:p>
      <text:p text:style-name="P3"><text:span text:style-name="T1">http:</text:span><text:bookmark text:name="_GoBack"/><text:span text:style-name="T1">//www.q</text:span><text:span text:style-name="T2">pequi,com</text:span><text:span text:style-name="T1">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system" style:font-pitch="variable"/>
  </office:font-face-decls>
  <office:styles>
    <draw:fill-image draw:name="CartaConvite" xlink:href="Pictures/100000000000136000001B67836C4F6BFCF9B44E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font-name="Times" fo:font-family="Times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CartaConvit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136000001B67836C4F6BFCF9B44E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CartaConvit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1:31:30.158859361</meta:creation-date>
    <dc:date>2024-04-09T11:36:08.116261872</dc:date>
    <meta:editing-duration>PT2H9M2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68" meta:character-count="1826" meta:non-whitespace-character-count="1568"/>
  </office:meta>
</office:document-meta>
</file>